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ef79" officeooo:paragraph-rsid="000cef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gma bo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11:08:48.919060715</meta:creation-date>
    <dc:date>2025-02-27T11:09:02.352758470</dc:date>
    <meta:editing-duration>PT14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24.2.7.2$Linux_X86_64 LibreOffice_project/420$Build-2</meta:generator>
  </office:meta>
</office:document-meta>
</file>